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 lang="de"&gt;</text:p>
      <text:p text:style-name="Standard"/>
      <text:p text:style-name="Standard">&lt;head&gt;</text:p>
      <text:p text:style-name="Standard"><text:s text:c="2"/>&lt;meta charset="utf-8" /&gt;</text:p>
      <text:p text:style-name="Standard"><text:s text:c="2"/>&lt;meta name="viewport" content="width=device-width, initial-scale=1.0" /&gt;</text:p>
      <text:p text:style-name="Standard"><text:s text:c="2"/>&lt;link href="style.css" rel="stylesheet" type="text/css"&gt;</text:p>
      <text:p text:style-name="Standard">&lt;/head&gt;</text:p>
      <text:p text:style-name="Standard"/>
      <text:p text:style-name="Standard">&lt;body&gt;</text:p>
      <text:p text:style-name="Standard"/>
      <text:p text:style-name="Standard"><text:s text:c="2"/>&lt;h1&gt;Seitentitel&lt;/h1&gt;</text:p>
      <text:p text:style-name="Standard"/>
      <text:p text:style-name="Standard"/>
      <text:p text:style-name="Standard"><text:s text:c="4"/>&lt;li&gt;&lt;a href="#link_1.html"&gt;Startseite</text:p>
      <text:p text:style-name="Standard"><text:s text:c="4"/>&lt;/li&gt;</text:p>
      <text:p text:style-name="Standard"><text:s text:c="4"/>&lt;li&gt;&lt;a href="#link_2.html"&gt;Unterseite 1&lt;/a&gt;</text:p>
      <text:p text:style-name="Standard"><text:s text:c="4"/>&lt;/li&gt;</text:p>
      <text:p text:style-name="Standard"><text:s text:c="4"/>&lt;li&gt;&lt;a href="#link_3.html"&gt;Unterseite 2&lt;/a&gt;</text:p>
      <text:p text:style-name="Standard"><text:s text:c="4"/>&lt;/li&gt;</text:p>
      <text:p text:style-name="Standard"><text:s text:c="4"/>&lt;li&gt;&lt;a href="#link_4.html"&gt;Kontakt&lt;/a&gt;</text:p>
      <text:p text:style-name="Standard"><text:s text:c="4"/>&lt;/li&gt;</text:p>
      <text:p text:style-name="Standard"><text:s text:c="2"/>&lt;/ul&gt;</text:p>
      <text:p text:style-name="Standard"/>
      <text:p text:style-name="Standard"><text:s text:c="2"/>&lt;h2&gt;Top-News&lt;/h2&gt;</text:p>
      <text:p text:style-name="Standard"><text:s text:c="2"/>&lt;p&gt;Gestern gab's Freibier!&lt;/p&gt;</text:p>
      <text:p text:style-name="Standard"/>
      <text:p text:style-name="Standard"><text:s text:c="2"/>&lt;hEin Layout mit Flexbox&lt;/h2&gt;</text:p>
      <text:p text:style-name="Standard"><text:s text:c="2"/>&lt;p&gt;Flexbox ist eine sehr moderne und einfache Möglichkeit, responsive und flexible Layouts zu erstellen. Dabei kommen Sie ohne feste Größenangaben aus und können auf weitere CSS-Einstellungen wie position, float oder clear verzichten.</text:p>
      <text:p text:style-name="Standard"><text:s text:c="2"/>&lt;p&gt;</text:p>
      <text:p text:style-name="Standard"><text:s text:c="4"/>Weiterhin kann nicht nur die Größendarstellung, sondern auch die Reihenfolge der Elemente unabhängig vom HTML-Code durch CSS festgelegt werden. &lt;/p&gt;</text:p>
      <text:p text:style-name="Standard"/>
      <text:p text:style-name="Standard"><text:s text:c="2"/>&lt;h2&gt;Links&lt;/h2&gt;</text:p>
      <text:p text:style-name="Standard"><text:s text:c="2"/>&lt;ul&gt;</text:p>
      <text:p text:style-name="Standard"><text:s text:c="4"/>&lt;li&gt;&lt;a href="#link_1.html"&gt;Blog&lt;/a&gt;</text:p>
      <text:p text:style-name="Standard"><text:s text:c="3"/></text:p>
      <text:p text:style-name="Standard"><text:s text:c="4"/>&lt;li&gt;&lt;a href="#link_2.html"&gt;Doku&lt;/a&gt;</text:p>
      <text:p text:style-name="Standard"><text:s text:c="4"/>&lt;/li&gt;</text:p>
      <text:p text:style-name="Standard"><text:s text:c="4"/>&lt;li&gt;&lt;a href="#link_3.html"&gt;Forum&lt;/a&gt;</text:p>
      <text:p text:style-name="Standard"><text:s text:c="4"/>&lt;/li&gt;</text:p>
      <text:p text:style-name="Standard"><text:s text:c="2"/>&lt;/ul&gt;</text:p>
      <text:p text:style-name="Standard"><text:s text:c="2"/>&lt;a href="#kontakt.html"&gt;Kontakt&lt;/a&gt;</text:p>
      <text:p text:style-name="Standard"><text:s text:c="2"/>&lt;p&gt; Spass an HTML &lt;/p&gt;</text:p>
      <text:p text:style-name="Standard"/>
      <text:p text:style-name="Standard">&lt;/body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10-19T18:09:37.66</meta:creation-date>
    <meta:document-statistic meta:table-count="0" meta:image-count="0" meta:object-count="0" meta:page-count="1" meta:paragraph-count="36" meta:word-count="115" meta:character-count="1161"/>
    <dc:date>2017-10-19T18:10:18.44</dc:date>
    <dc:creator>Yvonne Fitzgerald</dc:creator>
    <meta:editing-duration>PT41S</meta:editing-duration>
    <meta:editing-cycles>1</meta:editing-cycles>
    <meta:generator>OpenOffice/4.1.1$Win32 OpenOffice.org_project/411m6$Build-9775</meta:generator>
  </office:meta>
</office:document-meta>
</file>